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Checker.checkExceptionHandlerArgType( MethodDeclaration method , ParameterDeclaration [ ] parameters , int index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Checker.checkRelativePath( AnnotationInstance ann , String memberName , TypeDeclaration jclass , TypeDeclaration baseType , boolean isErr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lowControllerChecker.checkInheritedRelativePaths( ClassDeclaration jclas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FlowControllerChecker.checkRelativePath( String methodName , AnnotationInstance ann , String memberName , TypeDeclaration jclass , TypeDeclaration baseType , boolean isErr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lowControllerChecker.enableNavigateTo( TypeDeclaration flowControllerClass , MergedControllerAnnotation controllerAnn , FlowControllerInfo fc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lowControllerChecker.checkField( FieldDeclaration field , TypeDeclaration j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wControllerChecker.onCheckInternal( ClassDeclaration j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FlowControllerChecker.checkForOverlappingClasses( ClassDeclaration jpfClass , String baseClass , String fileExtension , String errorKey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FlowControllerChecker.FlowControllerChecker( CoreAnnotationProcessorEnv env , FlowControllerInfo fcInfo , Diagnostics di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Checker.checkExceptionHandlerMethod( MethodDeclaration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xtensionFileFilter.ExtensionFileFilter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Checker.enableNavigateTo( Collection childAnnotations , FlowControllerInfo fc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ControllerChecker.startCheckClass( ClassDeclaration j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lowControllerChecker.getFCSourceFil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Checker.getCheckResul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File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Checker.enableNavigateTo( AnnotationInstance ann , FlowControllerInfo fc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lowControllerChecker.onCheck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lowControllerChecker.endCheckClass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Checker.checkInnerClass( ClassDeclaration j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wControllerChecker.checkConditionalForwardsExpressions( ClassDeclaration j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lowControllerChecker.checkMethod( MethodDeclaration method , ClassDeclaration jclass , AnnotationGrammar actionGrammar , AnnotationGrammar exceptionHandlerGramm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lowControllerChecker.doAdditionalClassChecks( ClassDeclaration jpf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